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V.WA, BAH.WA, BPC.WA, IQP.WA, MZN.WA, FHD.WA, ABE.WA, GRC.WA, IAI.WA, MNC.WA </text:p>
      <text:p text:style-name="Standard"/>
      <text:p text:style-name="Standard">DUT.WA, PXM.WA, MWT.WA, BFT.WA, COG.WA, DCR.WA, EHG.WA, EFK.WA, FRO.WA, HBP.WA </text:p>
      <text:p text:style-name="Standard"/>
      <text:p text:style-name="Standard">HLD.WA, INL.WA, KBD.WA, KPL.WA, MGT.WA, MOC.WA, MSO.WA, NVA.WA, OPM.WA, CNT.WA </text:p>
      <text:p text:style-name="Standard"/>
      <text:p text:style-name="Standard">INC.WA, IDM.WA, BML.WA, LVC.WA, MAB.WA, MFO.WA, AAT.WA, RDL.WA, TSG.WA, SNK.WA </text:p>
      <text:p text:style-name="Standard"/>
      <text:p text:style-name="Standard">GNB.WA, MCI.WA, KRU.WA, PCE.WA, RST.WA, QRS.WA, LWB.WA, MOC.WA, OPM.WA, PLW.WA </text:p>
      <text:p text:style-name="Standard"/>
      <text:p text:style-name="Standard"/>
      <text:p text:style-name="Standard"/>
      <text:p text:style-name="Standard">BIOTECHY</text:p>
      <text:p text:style-name="Standard"/>
      <text:p text:style-name="Standard"/>
      <text:p text:style-name="Standard">TTOO, BNOX, IMUX, IOVA, SLS, ATHE, BDRX, MREO, XLO, TCON, VIRI, ACRS, AURA, DRMA, BOLT, KTRA, VINC, NRSN, ANIX, INFI, MNOV, CRVS, ADVM, APM, SABS, HILS, RNAZ, SLNO, IMNN, BCTX </text:p>
      <text:p text:style-name="Standard"/>
      <text:p text:style-name="Standard">ANIX, TTOO, BNOX, IMUX, IOVA, SLS, ATHE, BDRX, MREO, XLO, TCON, VIRI, ACRS, AURA, DRMA, BOLT, KTRA, VINC, NRSN, GOSS, TSCAN, HUMACYTE, FATE, PLR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Szelag</meta:initial-creator>
    <meta:creation-date>2026-04-20T19:47:23.89</meta:creation-date>
    <dc:date>2026-04-20T20:27:21.48</dc:date>
    <dc:creator>Adam Szelag</dc:creator>
    <meta:editing-duration>PT21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105" meta:character-count="725"/>
  </office:meta>
</office:document-meta>
</file>